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545cm"/>
    </style:style>
    <style:style style:name="gr3" style:family="graphic" style:parent-style-name="standard">
      <style:graphic-properties draw:stroke="none" svg:stroke-color="#000000" draw:fill="none" draw:fill-color="#ffffff" fo:min-height="0.865cm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draw:stroke="dash" draw:stroke-dash="Ultra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dash" draw:stroke-dash="_33__20_Dashes_20_3_20_Dots_20__28_var_29_" draw:marker-start="" draw:fill="none" draw:textarea-vertical-align="middle"/>
    </style:style>
    <style:style style:name="gr7" style:family="graphic" style:parent-style-name="objectwithoutfill">
      <style:graphic-properties draw:marker-end="Symmetric_20_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864cm"/>
    </style:style>
    <style:style style:name="gr9" style:family="graphic" style:parent-style-name="objectwithoutfill">
      <style:graphic-properties svg:stroke-color="#ff3333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6" style:family="paragraph">
      <style:paragraph-properties fo:text-align="center"/>
      <style:text-properties fo:color="#000000" fo:font-size="11pt" style:font-size-asian="11pt" style:font-size-complex="11pt"/>
    </style:style>
    <style:style style:name="P7" style:family="paragraph">
      <loext:graphic-properties draw:fill="none" draw:fill-color="#ffffff"/>
      <style:paragraph-properties fo:text-align="center"/>
      <style:text-properties fo:color="#000000"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000000" fo:font-size="11pt" style:font-size-asian="11pt" style:font-size-complex="11pt"/>
    </style:style>
    <style:style style:name="T4" style:family="text">
      <style:text-properties fo:color="#000000" style:text-position="33% 58%" fo:font-size="11pt" style:font-size-asian="11pt" style:font-size-complex="11pt"/>
    </style:style>
    <style:style style:name="T5" style:family="text">
      <style:text-properties fo:color="#000000" style:text-position="0% 100%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003cm" svg:y1="14.027cm" svg:x2="2.038cm" svg:y2="6.456cm">
          <text:p/>
        </draw:line>
        <draw:line draw:style-name="gr1" draw:text-style-name="P1" draw:layer="layout" svg:x1="2cm" svg:y1="9cm" svg:x2="2cm" svg:y2="9cm">
          <text:p/>
        </draw:line>
        <draw:line draw:style-name="gr1" draw:text-style-name="P1" draw:layer="layout" svg:x1="2cm" svg:y1="13.97cm" svg:x2="10.33cm" svg:y2="13.97cm">
          <text:p/>
        </draw:line>
        <draw:frame draw:style-name="gr2" draw:text-style-name="P3" draw:layer="layout" svg:width="5.186cm" svg:height="0.795cm" svg:x="10.2cm" svg:y="13.661cm">
          <draw:text-box>
            <text:p text:style-name="P2"><text:span text:style-name="T1">Agricultural intensification</text:span></text:p>
          </draw:text-box>
        </draw:frame>
        <draw:frame draw:style-name="gr3" draw:text-style-name="P3" draw:layer="layout" svg:width="3.868cm" svg:height="1.115cm" draw:transform="rotate (1.5707963267949) translate (1.68cm 7.187cm)">
          <draw:text-box>
            <text:p text:style-name="P2"><text:span text:style-name="T1">Profitability</text:span></text:p>
          </draw:text-box>
        </draw:frame>
        <draw:path draw:style-name="gr4" draw:text-style-name="P1" draw:layer="layout" svg:width="6.812cm" svg:height="1.043cm" draw:transform="skewX (0.282045207122284) rotate (0.454309204294124) translate (2.75000485138178cm 12.0870986533132cm)" svg:viewBox="0 0 6813 1044" svg:d="M6813 546c-5164-1472-6813 498-6813 498">
          <text:p/>
        </draw:path>
        <draw:path draw:style-name="gr5" draw:text-style-name="P1" draw:layer="layout" svg:width="7.17cm" svg:height="1.068cm" draw:transform="skewX (0.257959663444762) rotate (0.437204977624579) translate (2.21228530778183cm 11.4353892200266cm)" svg:viewBox="0 0 7171 1069" svg:d="M7171 559c-5436-1507-7171 510-7171 510">
          <text:p/>
        </draw:path>
        <draw:path draw:style-name="gr4" draw:text-style-name="P1" draw:layer="layout" svg:width="6.949cm" svg:height="1.343cm" draw:transform="skewX (0.641408500107916) rotate (0.735307213865211) translate (3.49405001645085cm 11.8314898579692cm)" svg:viewBox="0 0 6950 1344" svg:d="M6950 702c-5267-1893-6950 642-6950 642">
          <text:p/>
        </draw:path>
        <draw:frame draw:style-name="gr2" draw:text-style-name="P5" draw:layer="layout" svg:width="5.186cm" svg:height="0.795cm" svg:x="8.434cm" svg:y="7.601cm">
          <draw:text-box>
            <text:p text:style-name="P4"><text:span text:style-name="T2">Improved breeds / varieties</text:span></text:p>
          </draw:text-box>
        </draw:frame>
        <draw:frame draw:style-name="gr2" draw:text-style-name="P5" draw:layer="layout" svg:width="5.186cm" svg:height="0.795cm" svg:x="8.491cm" svg:y="8.974cm">
          <draw:text-box>
            <text:p text:style-name="P4"><text:span text:style-name="T2">Traditional breeds / varieties</text:span></text:p>
          </draw:text-box>
        </draw:frame>
        <draw:line draw:style-name="gr6" draw:text-style-name="P1" draw:layer="layout" svg:x1="4.498cm" svg:y1="11.39cm" svg:x2="4.49cm" svg:y2="13.94cm">
          <text:p/>
        </draw:line>
        <draw:line draw:style-name="gr6" draw:text-style-name="P1" draw:layer="layout" svg:x1="5.776cm" svg:y1="9.782cm" svg:x2="5.776cm" svg:y2="13.94cm">
          <text:p/>
        </draw:line>
        <draw:line draw:style-name="gr6" draw:text-style-name="P1" draw:layer="layout" svg:x1="5.792cm" svg:y1="9.78cm" svg:x2="2.066cm" svg:y2="9.78cm">
          <text:p/>
        </draw:line>
        <draw:line draw:style-name="gr6" draw:text-style-name="P1" draw:layer="layout" svg:x1="4.49cm" svg:y1="11.408cm" svg:x2="2.022cm" svg:y2="11.42cm">
          <text:p/>
        </draw:line>
        <draw:line draw:style-name="gr7" draw:text-style-name="P1" draw:layer="layout" svg:x1="7.167cm" svg:y1="10.059cm" svg:x2="7.168cm" svg:y2="9.356cm">
          <text:p/>
        </draw:line>
        <draw:frame draw:style-name="gr8" draw:text-style-name="P7" draw:layer="layout" svg:width="1.134cm" svg:height="1.114cm" svg:x="1cm" svg:y="11.119cm">
          <draw:text-box>
            <text:p text:style-name="P6"><text:span text:style-name="T3">a</text:span><text:span text:style-name="T4">p</text:span></text:p>
          </draw:text-box>
        </draw:frame>
        <draw:frame draw:style-name="gr8" draw:text-style-name="P7" draw:layer="layout" svg:width="1.115cm" svg:height="1.114cm" svg:x="1cm" svg:y="9.514cm">
          <draw:text-box>
            <text:p text:style-name="P6"><text:span text:style-name="T5">b</text:span><text:span text:style-name="T4">p</text:span></text:p>
          </draw:text-box>
        </draw:frame>
        <draw:frame draw:style-name="gr2" draw:text-style-name="P5" draw:layer="layout" svg:width="5.186cm" svg:height="0.795cm" svg:x="5.846cm" svg:y="10.202cm">
          <draw:text-box>
            <text:p text:style-name="P4"><text:span text:style-name="T2">Incentive payments</text:span></text:p>
          </draw:text-box>
        </draw:frame>
        <draw:line draw:style-name="gr9" draw:text-style-name="P1" draw:layer="layout" svg:x1="5.741cm" svg:y1="10.601cm" svg:x2="5.738cm" svg:y2="9.848cm">
          <text:p/>
        </draw:line>
        <draw:line draw:style-name="gr9" draw:text-style-name="P1" draw:layer="layout" svg:x1="5.609cm" svg:y1="10.661cm" svg:x2="5.616cm" svg:y2="9.982cm">
          <text:p/>
        </draw:line>
        <draw:line draw:style-name="gr9" draw:text-style-name="P1" draw:layer="layout" svg:x1="5.536cm" svg:y1="10.697cm" svg:x2="5.537cm" svg:y2="10.058cm">
          <text:p/>
        </draw:line>
        <draw:line draw:style-name="gr9" draw:text-style-name="P1" draw:layer="layout" svg:x1="5.387cm" svg:y1="10.781cm" svg:x2="5.382cm" svg:y2="10.227cm">
          <text:p/>
        </draw:line>
        <draw:line draw:style-name="gr9" draw:text-style-name="P1" draw:layer="layout" svg:x1="5.465cm" svg:y1="10.736cm" svg:x2="5.468cm" svg:y2="10.142cm">
          <text:p/>
        </draw:line>
        <draw:line draw:style-name="gr9" draw:text-style-name="P1" draw:layer="layout" svg:x1="5.309cm" svg:y1="10.831cm" svg:x2="5.31cm" svg:y2="10.32cm">
          <text:p/>
        </draw:line>
        <draw:line draw:style-name="gr9" draw:text-style-name="P1" draw:layer="layout" svg:x1="5.239cm" svg:y1="10.867cm" svg:x2="5.241cm" svg:y2="10.416cm">
          <text:p/>
        </draw:line>
        <draw:line draw:style-name="gr9" draw:text-style-name="P1" draw:layer="layout" svg:x1="5.158cm" svg:y1="10.912cm" svg:x2="5.163cm" svg:y2="10.503cm">
          <text:p/>
        </draw:line>
        <draw:line draw:style-name="gr9" draw:text-style-name="P1" draw:layer="layout" svg:x1="5.086cm" svg:y1="10.954cm" svg:x2="5.091cm" svg:y2="10.596cm">
          <text:p/>
        </draw:line>
        <draw:line draw:style-name="gr9" draw:text-style-name="P1" draw:layer="layout" svg:x1="4.955cm" svg:y1="11.043cm" svg:x2="4.949cm" svg:y2="10.795cm">
          <text:p/>
        </draw:line>
        <draw:line draw:style-name="gr9" draw:text-style-name="P1" draw:layer="layout" svg:x1="5.017cm" svg:y1="10.998cm" svg:x2="5.024cm" svg:y2="10.696cm">
          <text:p/>
        </draw:line>
        <draw:line draw:style-name="gr9" draw:text-style-name="P1" draw:layer="layout" svg:x1="4.888cm" svg:y1="11.082cm" svg:x2="4.882cm" svg:y2="10.895cm">
          <text:p/>
        </draw:line>
        <draw:line draw:style-name="gr9" draw:text-style-name="P1" draw:layer="layout" svg:x1="4.818cm" svg:y1="11.124cm" svg:x2="4.818cm" svg:y2="10.98cm">
          <text:p/>
        </draw:line>
        <draw:line draw:style-name="gr9" draw:text-style-name="P1" draw:layer="layout" svg:x1="5.673cm" svg:y1="10.633cm" svg:x2="5.672cm" svg:y2="9.925cm">
          <text:p/>
        </draw:line>
        <draw:frame draw:style-name="gr8" draw:text-style-name="P7" draw:layer="layout" svg:width="1.115cm" svg:height="1.114cm" svg:x="5.255cm" svg:y="14.053cm">
          <draw:text-box>
            <text:p text:style-name="P6"><text:span text:style-name="T5">b</text:span><text:span text:style-name="T4">i</text:span></text:p>
          </draw:text-box>
        </draw:frame>
        <draw:frame draw:style-name="gr8" draw:text-style-name="P7" draw:layer="layout" svg:width="1.115cm" svg:height="1.114cm" svg:x="3.996cm" svg:y="14.012cm">
          <draw:text-box>
            <text:p text:style-name="P6"><text:span text:style-name="T5">a</text:span><text:span text:style-name="T4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97%" draw:dots2="3" draw:distance="1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2T09:15:03.896000000</meta:creation-date>
    <meta:editing-duration>PT37M13S</meta:editing-duration>
    <meta:editing-cycles>12</meta:editing-cycles>
    <meta:generator>LibreOffice/5.1.3.2$Windows_x86 LibreOffice_project/644e4637d1d8544fd9f56425bd6cec110e49301b</meta:generator>
    <dc:date>2018-01-22T19:19:02.671000000</dc:date>
    <meta:document-statistic meta:object-count="34"/>
  </office:meta>
</office:document-meta>
</file>